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family-generic="swiss"/>
    <style:font-face style:name="Berlin Sans FB1" svg:font-family="'Berlin Sans FB'" style:font-pitch="variable"/>
    <style:font-face style:name="LSBSymbol1" svg:font-family="LSBSymbol" style:font-pitch="variable"/>
    <style:font-face style:name="Segoe UI3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98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3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4cm"/>
    </style:style>
    <style:style style:name="gr8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6.574cm"/>
    </style:style>
    <style:style style:name="gr9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7.322cm"/>
    </style:style>
    <style:style style:name="gr11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6.1cm"/>
    </style:style>
    <style:style style:name="gr12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56cm"/>
    </style:style>
    <style:style style:name="gr13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512cm"/>
    </style:style>
    <style:style style:name="gr14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6.56cm"/>
    </style:style>
    <style:style style:name="gr15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4.782cm"/>
    </style:style>
    <style:style style:name="gr1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54cm"/>
    </style:style>
    <style:style style:name="gr1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76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77cm"/>
    </style:style>
    <style:style style:name="gr1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524cm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516cm"/>
    </style:style>
    <style:style style:name="gr2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6cm"/>
    </style:style>
    <style:style style:name="gr2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5.084cm"/>
    </style:style>
    <style:style style:name="gr2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3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9" style:family="graphic" style:parent-style-name="Default_5f_4">
      <style:graphic-properties draw:stroke="none" svg:stroke-color="#000000" draw:fill="none" draw:fill-color="#ffffff" draw:auto-grow-height="true" draw:auto-grow-width="false" fo:max-height="0cm" fo:min-height="3.194cm"/>
    </style:style>
    <style:style style:name="gr3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3cm"/>
    </style:style>
    <style:style style:name="gr3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813cm"/>
    </style:style>
    <style:style style:name="gr3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4.51cm"/>
    </style:style>
    <style:style style:name="gr33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0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36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524cm"/>
    </style:style>
    <style:style style:name="gr37" style:family="graphic" style:parent-style-name="Default_5f_6">
      <style:graphic-properties draw:stroke="none" svg:stroke-color="#000000" draw:fill="none" draw:fill-color="#ffffff" draw:auto-grow-height="true" draw:auto-grow-width="false" fo:max-height="0cm" fo:min-height="5.084cm"/>
    </style:style>
    <style:style style:name="gr38" style:family="graphic" style:parent-style-name="Default_5f_6">
      <style:graphic-properties draw:stroke="none" svg:stroke-color="#000000" draw:fill="none" draw:fill-color="#ffffff" draw:auto-grow-height="true" draw:auto-grow-width="false" fo:max-height="0cm" fo:min-height="4.576cm"/>
    </style:style>
    <style:style style:name="gr39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013cm"/>
    </style:style>
    <style:style style:name="gr40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35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pr1" style:family="presentation" style:parent-style-name="Default1-notes">
      <style:graphic-properties draw:fill-color="#ffffff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1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1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18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1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20" style:family="paragraph">
      <style:paragraph-properties fo:text-align="start"/>
      <style:text-properties style:font-name="Segoe UI Semibold" fo:font-size="36pt" style:text-underline-style="none" style:font-size-asian="36pt" style:font-size-complex="36pt"/>
    </style:style>
    <style:style style:name="P21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36pt" fo:text-shadow="1pt 1pt" style:text-underline-style="none" fo:font-weight="normal" style:font-size-asian="36pt" style:font-weight-asian="normal" style:font-size-complex="36pt" style:font-weight-complex="normal"/>
    </style:style>
    <style:style style:name="P22" style:family="paragraph">
      <style:paragraph-properties fo:text-align="start"/>
      <style:text-properties fo:font-size="36pt"/>
    </style:style>
    <style:style style:name="P23" style:family="paragraph">
      <style:paragraph-properties fo:text-align="start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25" style:family="paragraph">
      <style:paragraph-properties fo:text-align="center"/>
      <style:text-properties fo:color="#000000" style:font-name="Segoe UI" fo:font-style="normal" style:font-style-asian="normal" style:font-style-complex="normal"/>
    </style:style>
    <style:style style:name="P2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000000" style:font-name="Segoe UI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27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6pt"/>
    </style:style>
    <style:style style:name="P28" style:family="paragraph">
      <style:paragraph-properties fo:text-align="justify"/>
      <style:text-properties fo:font-size="36pt"/>
    </style:style>
    <style:style style:name="P29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3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31" style:family="paragraph">
      <style:paragraph-properties fo:text-align="start"/>
      <style:text-properties style:font-name="Segoe UI Semibold1"/>
    </style:style>
    <style:style style:name="P32" style:family="paragraph">
      <loext:graphic-properties draw:fill="none" draw:fill-color="#ffffff"/>
      <style:paragraph-properties fo:margin-left="1.27cm" fo:margin-right="0cm" fo:margin-top="0cm" fo:margin-bottom="0cm" fo:text-align="start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1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3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34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6pt" fo:text-shadow="1pt 1pt" style:font-size-asian="26pt" style:font-size-complex="26pt"/>
    </style:style>
    <style:style style:name="P35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36" style:family="paragraph">
      <style:paragraph-properties fo:margin-left="2.062cm" fo:margin-right="0cm" fo:text-align="center" fo:text-indent="-2.062cm"/>
    </style:style>
    <style:style style:name="P37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38" style:family="paragraph">
      <style:paragraph-properties fo:margin-left="0.318cm" fo:margin-right="0cm" fo:text-indent="0cm"/>
    </style:style>
    <style:style style:name="P39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style:text-properties fo:color="#000000" style:font-name="Segoe UI Semibold" fo:text-shadow="none"/>
    </style:style>
    <style:style style:name="P43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44" style:family="paragraph">
      <style:text-properties fo:color="#000000" style:font-name="Segoe UI Semibold" fo:font-style="italic" fo:text-shadow="none" style:font-style-asian="italic" style:font-style-complex="italic"/>
    </style:style>
    <style:style style:name="P4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46" style:family="paragraph">
      <loext:graphic-properties draw:fill="none" draw:fill-color="#ffffff"/>
      <style:text-properties fo:font-size="32pt" style:font-size-asian="32pt" style:font-size-complex="32pt"/>
    </style:style>
    <style:style style:name="P47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48" style:family="paragraph">
      <style:paragraph-properties fo:text-align="center"/>
      <style:text-properties fo:color="#000000" fo:text-shadow="none"/>
    </style:style>
    <style:style style:name="P49" style:family="paragraph">
      <loext:graphic-properties draw:fill="none" draw:fill-color="#ffffff"/>
      <style:paragraph-properties fo:text-align="center"/>
      <style:text-properties fo:color="#000000" style:font-name="Segoe UI" fo:font-size="26pt" fo:text-shadow="none" style:font-size-asian="26pt" style:font-size-complex="26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style:font-name="Segoe UI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style:font-name="Segoe UI Semibold" fo:font-size="26pt" style:font-size-asian="26pt" style:font-size-complex="26pt"/>
    </style:style>
    <style:style style:name="T5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6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7" style:family="text">
      <style:text-properties fo:color="#000000" style:font-name="Segoe UI Semibold" fo:font-size="28pt" fo:font-style="normal" fo:text-shadow="none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8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9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10" style:family="text">
      <style:text-properties fo:color="#ffffff" style:font-name="Segoe UI" fo:font-size="26pt" fo:text-shadow="1pt 1pt" fo:font-weight="normal" style:font-name-asian="Segoe UI2" style:font-size-asian="26pt" style:font-weight-asian="normal" style:font-name-complex="Segoe UI2" style:font-size-complex="26pt" style:font-weight-complex="normal"/>
    </style:style>
    <style:style style:name="T11" style:family="text">
      <style:text-properties fo:color="#ffffff" style:font-name="Segoe UI" fo:font-size="18pt" fo:text-shadow="1pt 1pt" fo:font-weight="normal" style:font-name-asian="Segoe UI2" style:font-size-asian="18pt" style:font-weight-asian="normal" style:font-name-complex="Segoe UI2" style:font-size-complex="18pt" style:font-weight-complex="normal"/>
    </style:style>
    <style:style style:name="T12" style:family="text">
      <style:text-properties fo:color="#000000" style:font-name="Segoe UI Semibold" fo:font-size="20pt" fo:text-shadow="none" fo:font-weight="normal" style:font-name-asian="Segoe UI2" style:font-size-asian="20pt" style:font-weight-asian="normal" style:font-name-complex="Segoe UI2" style:font-size-complex="20pt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" fo:font-size="28pt" fo:font-style="normal" fo:text-shadow="none" style:text-underline-style="solid" style:text-underline-width="auto" style:text-underline-color="font-color" fo:font-weight="bold" style:letter-kerning="true" style:font-name-asian="Segoe UI2" style:font-size-asian="28pt" style:font-style-asian="normal" style:font-weight-asian="bold" style:font-name-complex="Segoe U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LSBSymbol1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normal" fo:text-shadow="none" style:text-underline-style="none" fo:font-weight="bold" style:letter-kerning="true" style:font-name-asian="LSBSymbol1" style:font-size-asian="32pt" style:font-style-asian="normal" style:font-weight-asian="bold" style:font-name-complex="LSBSymbol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Segoe UI2" style:font-size-asian="32pt" style:font-style-asian="italic" style:font-weight-asian="bold" style:font-name-complex="Segoe UI2" style:font-size-complex="32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Segoe UI2" style:font-size-asian="32pt" style:font-style-asian="normal" style:font-weight-asian="bold" style:font-name-complex="Segoe UI2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font-style="normal" fo:text-shadow="none" style:text-underline-style="none" fo:font-weight="bold" style:letter-kerning="true" style:font-name-asian="LSBSymbol1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2" style:font-size-asian="36pt" style:font-style-asian="normal" style:font-weight-asian="bold" style:font-name-complex="Segoe UI2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small-caps" fo:color="#000000" style:text-outline="false" style:text-line-through-style="none" style:text-line-through-type="none" style:font-name="Candara" fo:font-size="28pt" fo:font-style="normal" fo:text-shadow="none" style:text-underline-style="none" fo:font-weight="bold" style:letter-kerning="true" style:font-name-asian="Segoe UI2" style:font-size-asian="28pt" style:font-style-asian="normal" style:font-weight-asian="bold" style:font-name-complex="Candara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small-caps" fo:color="#000000" style:text-outline="false" style:text-line-through-style="none" style:text-line-through-type="none" style:font-name="Candara" fo:font-size="28pt" fo:font-style="normal" fo:text-shadow="none" style:text-underline-style="solid" style:text-underline-width="auto" style:text-underline-color="font-color" fo:font-weight="bold" style:letter-kerning="true" style:font-name-asian="Segoe UI2" style:font-size-asian="28pt" style:font-style-asian="normal" style:font-weight-asian="bold" style:font-name-complex="Candara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andara" fo:font-size="28pt" fo:font-style="italic" fo:text-shadow="none" style:text-underline-style="none" fo:font-weight="bold" style:letter-kerning="true" style:font-name-asian="Segoe UI2" style:font-size-asian="28pt" style:font-style-asian="italic" style:font-weight-asian="bold" style:font-name-complex="Candara" style:font-size-complex="2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italic" fo:text-shadow="none" style:text-underline-style="none" fo:font-weight="normal" style:letter-kerning="true" style:font-name-asian="Segoe UI2" style:font-size-asian="24pt" style:font-style-asian="italic" style:font-weight-asian="normal" style:font-name-complex="Segoe UI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LSBSymbol1" style:font-size-asian="32pt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2" style:font-size-asian="32pt" style:font-style-asian="italic" style:font-weight-asian="bold" style:font-name-complex="Segoe UI2" style:font-size-complex="32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bold" style:letter-kerning="true" style:font-name-asian="LSBSymbol1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LSBSymbol1" style:font-size-asian="36pt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3" style:font-size-asian="36pt" style:language-asian="ar" style:country-asian="SA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9211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small-caps" fo:color="#000000" style:text-outline="false" style:text-line-through-style="none" style:text-line-through-type="none" style:font-name="Candara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Segoe UI3" style:font-size-asian="28pt" style:language-asian="ar" style:country-asian="SA" style:font-style-asian="normal" style:font-weight-asian="bold" style:font-name-complex="Candara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small-caps" fo:color="#023f62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3" style:font-size-asian="32pt" style:language-asian="ar" style:country-asian="SA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Segoe UI3" style:font-size-asian="28pt" style:language-asian="ar" style:country-asian="SA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bold" style:letter-kerning="true" style:font-name-asian="LSBSymbol1" style:font-size-asian="32pt" style:language-asian="ar" style:country-asian="SA" style:font-style-asian="normal" style:font-weight-asian="bold" style:font-name-complex="LSBSymbol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Segoe UI Semibold1" fo:font-size="36pt" fo:language="en" fo:country="US" fo:font-style="normal" fo:text-shadow="none" style:text-underline-style="none" fo:font-weight="bold" style:letter-kerning="true" style:font-name-asian="LSBSymbol1" style:font-size-asian="32pt" style:language-asian="ar" style:country-asian="SA" style:font-style-asian="normal" style:font-weight-asian="bold" style:font-name-complex="LSBSymbol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23f62" style:text-outline="false" style:text-line-through-style="none" style:text-line-through-type="none" style:font-name="Segoe UI Semibold" fo:font-size="31pt" fo:language="en" fo:country="US" fo:font-style="italic" fo:text-shadow="none" style:text-underline-style="none" fo:font-weight="bold" style:letter-kerning="true" style:font-name-asian="Segoe UI3" style:font-size-asian="31pt" style:language-asian="ar" style:country-asian="SA" style:font-style-asian="italic" style:font-weight-asian="bold" style:font-size-complex="31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23f62" style:text-outline="false" style:text-line-through-style="none" style:text-line-through-type="none" style:font-name="Segoe UI Semibold1" fo:font-size="32pt" fo:language="en" fo:country="US" fo:font-style="italic" fo:text-shadow="none" style:text-underline-style="none" fo:font-weight="bold" style:letter-kerning="true" style:font-name-asian="Segoe UI3" style:font-size-asian="32pt" style:language-asian="ar" style:country-asian="SA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6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7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8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55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60" style:family="text">
      <style:text-properties fo:color="#023f62" style:font-name="Segoe UI Semibold1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61" style:family="text">
      <style:text-properties fo:color="#023f62" style:font-name="Segoe UI Semibold1" fo:font-size="32pt" fo:font-style="italic" style:font-size-asian="32pt" style:font-style-asian="italic" style:font-size-complex="32pt" style:font-style-complex="italic"/>
    </style:style>
    <style:style style:name="T62" style:family="text">
      <style:text-properties style:font-name="Segoe UI Semibold1" fo:font-size="36pt" fo:font-style="normal" style:font-name-asian="LSBSymbol1" style:font-size-asian="36pt" style:font-style-asian="normal" style:font-name-complex="LSBSymbol" style:font-size-complex="36pt" style:font-style-complex="normal"/>
    </style:style>
    <style:style style:name="T63" style:family="text">
      <style:text-properties style:font-name="Segoe UI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4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65" style:family="text">
      <style:text-properties fo:color="#000000" style:font-name="Segoe UI Semibold" fo:font-size="28pt" fo:language="none" fo:country="none" fo:font-style="normal" style:text-underline-style="solid" style:text-underline-width="auto" style:text-underline-color="font-color" fo:font-weight="bold" style:font-size-asian="28pt" style:language-asian="none" style:country-asian="none" style:font-style-asian="normal" style:font-weight-asian="bold" style:font-size-complex="28pt" style:language-complex="none" style:country-complex="none" style:font-style-complex="normal" style:font-weight-complex="bold"/>
    </style:style>
    <style:style style:name="T66" style:family="text">
      <style:text-properties fo:color="#000000" style:font-name="Segoe UI Semibold" fo:font-size="32pt" fo:language="none" fo:country="none" fo:font-style="normal" style:text-underline-style="none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67" style:family="text">
      <style:text-properties fo:color="#000000" style:text-position="super 58%" style:font-name="Segoe UI Semibold" fo:font-size="32pt" fo:language="none" fo:country="none" fo:font-style="italic" style:text-underline-style="none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68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69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0" style:family="text">
      <style:text-properties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1" style:family="text">
      <style:text-properties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72" style:family="text">
      <style:text-properties fo:color="#003d73" style:font-name="Segoe UI Semibold1" fo:font-size="32pt" fo:font-style="italic" fo:font-weight="bold" style:font-name-asian="LSBSymbol1" style:font-size-asian="32pt" style:font-style-asian="italic" style:font-weight-asian="bold" style:font-name-complex="LSBSymbol" style:font-size-complex="32pt" style:font-style-complex="italic" style:font-weight-complex="bold"/>
    </style:style>
    <style:style style:name="T73" style:family="text">
      <style:text-properties fo:color="#003d73" style:font-name="Segoe UI Semibol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style:font-name="Segoe UI Semibold1" fo:font-size="36pt" fo:font-style="normal" fo:font-weight="bold" style:font-name-asian="LSBSymbol1" style:font-size-asian="36pt" style:font-style-asian="normal" style:font-weight-asian="bold" style:font-name-complex="LSBSymbol" style:font-size-complex="36pt" style:font-style-complex="normal" style:font-weight-complex="bold"/>
    </style:style>
    <style:style style:name="T75" style:family="text">
      <style:text-properties fo:color="#003d73" style:font-name="Segoe UI Semibold1" fo:font-size="32pt" fo:font-style="italic" style:font-name-asian="LSBSymbol1" style:font-size-asian="32pt" style:font-style-asian="italic" style:font-name-complex="LSBSymbol" style:font-size-complex="32pt" style:font-style-complex="italic"/>
    </style:style>
    <style:style style:name="T76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>
        <draw:frame draw:style-name="gr1" draw:text-style-name="P2" draw:layer="layout" svg:width="20.828cm" svg:height="1.56cm" svg:x="3.81cm" svg:y="5.08cm">
          <draw:text-box>
            <text:p text:style-name="P1"><text:span text:style-name="T1">Sunday, March 3, 2019 – 10:30 A.M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384cm" svg:height="9.236cm" svg:x="1.778cm" svg:y="1.016cm">
          <draw:text-box>
            <text:p text:style-name="P4"><text:span text:style-name="T1">Welcome to Immanuel Lutheran Church.</text:span></text:p>
            <text:p text:style-name="P4"><text:span text:style-name="T1">We are happy to have you join us for worship!</text:span></text:p>
            <text:p text:style-name="P4"><text:span text:style-name="T1"/></text:p>
            <text:p text:style-name="P4"><text:span text:style-name="T2">Our worship will follow the order of service</text:span></text:p>
            <text:p text:style-name="P4"><text:span text:style-name="T2">found in your bulletin and on the screens.</text:span></text:p>
            <text:p text:style-name="P4"><text:span text:style-name="T3"/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0">
        <draw:frame draw:style-name="gr4" draw:text-style-name="P8" draw:layer="layout" svg:width="25.4cm" svg:height="3.063cm" svg:x="1.27cm" svg:y="0.664cm">
          <draw:text-box>
            <text:p text:style-name="P7"><text:span text:style-name="T5">HYMN #413</text:span></text:p>
            <text:p text:style-name="P7"><text:span text:style-name="T6">“</text:span><text:span text:style-name="T6">O Wondrous Type! O Vision Fair” </text:span><text:span text:style-name="T7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2" presentation:presentation-page-layout-name="AL1T0">
        <draw:frame draw:style-name="gr5" draw:text-style-name="P9" draw:layer="layout" svg:width="25.4cm" svg:height="7.011cm" svg:x="1.27cm" svg:y="0.615cm">
          <draw:text-box>
            <text:p text:style-name="P7"><text:span text:style-name="T8">1. </text:span><text:span text:style-name="T9">O wondrous type! O vision fair</text:span><text:span text:style-name="T9"><text:line-break/></text:span><text:span text:style-name="T9">Of glory that the Church may share,</text:span><text:span text:style-name="T9"><text:line-break/></text:span><text:span text:style-name="T9">Which Christ upon the mountain shows,</text:span><text:span text:style-name="T9"><text:line-break/></text:span><text:span text:style-name="T9">Where brighter than the sun He glows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2" presentation:presentation-page-layout-name="AL1T0">
        <draw:frame draw:style-name="gr5" draw:text-style-name="P9" draw:layer="layout" svg:width="25.4cm" svg:height="7.011cm" svg:x="1.27cm" svg:y="0.517cm">
          <draw:text-box>
            <text:p text:style-name="P7"><text:span text:style-name="T8">2.</text:span><text:span text:style-name="T8"><text:tab/></text:span><text:span text:style-name="T9">With Moses and Elijah nigh</text:span><text:span text:style-name="T9"><text:line-break/></text:span><text:span text:style-name="T9">The_incarnate Lord holds converse high;</text:span><text:span text:style-name="T9"><text:line-break/></text:span><text:span text:style-name="T9">And from the cloud the Holy One</text:span><text:span text:style-name="T9"><text:line-break/></text:span><text:span text:style-name="T9">Bears record to the only So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2" presentation:presentation-page-layout-name="AL1T0">
        <draw:frame draw:style-name="gr6" draw:text-style-name="P9" draw:layer="layout" svg:width="25.4cm" svg:height="7.011cm" svg:x="1.27cm" svg:y="0.609cm">
          <draw:text-box>
            <text:p text:style-name="P7"><text:span text:style-name="T8">3.</text:span><text:span text:style-name="T8"><text:tab/></text:span><text:span text:style-name="T9">With shining face and bright array</text:span><text:span text:style-name="T9"><text:line-break/></text:span><text:span text:style-name="T9">Christ deigns to manifest today</text:span><text:span text:style-name="T9"><text:line-break/></text:span><text:span text:style-name="T9">What glory shall be theirs above</text:span><text:span text:style-name="T9"><text:line-break/></text:span><text:span text:style-name="T9">Who joy in God with perfect lov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2" presentation:presentation-page-layout-name="AL1T0">
        <draw:frame draw:style-name="gr6" draw:text-style-name="P9" draw:layer="layout" svg:width="25.4cm" svg:height="7.011cm" svg:x="1.27cm" svg:y="0.615cm">
          <draw:text-box>
            <text:p text:style-name="P7"><text:span text:style-name="T8">4. </text:span><text:span text:style-name="T9">And faithful hearts are raised on high</text:span><text:span text:style-name="T9"><text:line-break/></text:span><text:span text:style-name="T9">By this great vision’s mystery,</text:span><text:span text:style-name="T9"><text:line-break/></text:span><text:span text:style-name="T9">For which in joyful strains we raise</text:span><text:span text:style-name="T9"><text:line-break/></text:span><text:span text:style-name="T9">The voice of prayer, the hymn of prais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2" presentation:presentation-page-layout-name="AL1T0">
        <draw:frame draw:style-name="gr7" draw:text-style-name="P11" draw:layer="layout" svg:width="25.4cm" svg:height="13.304cm" svg:x="1.319cm" svg:y="0.517cm">
          <draw:text-box>
            <text:p text:style-name="P7"><text:span text:style-name="T8">5.</text:span><text:span text:style-name="T8"><text:tab/></text:span><text:span text:style-name="T9">O Father, with the_eternal Son</text:span><text:span text:style-name="T9"><text:line-break/></text:span><text:span text:style-name="T9">And Holy Spirit ever one,</text:span><text:span text:style-name="T9"><text:line-break/></text:span><text:span text:style-name="T9">We pray Thee, bring us by Thy grace</text:span><text:span text:style-name="T9"><text:line-break/></text:span><text:span text:style-name="T9">To see Thy glory face to face.</text:span></text:p>
            <text:p text:style-name="P10"><text:span text:style-name="T10"><text:line-break/></text:span><text:span text:style-name="T10"/></text:p>
            <text:p text:style-name="P10"><text:span text:style-name="T11"/></text:p>
            <text:p text:style-name="P10"><text:span text:style-name="T12"><text:s text:c="19"/></text:span><text:span text:style-name="T12">Public domain</text:span></text:p>
            <text:p text:style-name="P10"><text:span text:style-name="T10"/></text:p>
          </draw:text-box>
        </draw:frame>
        <presentation:notes draw:style-name="dp1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2" presentation:presentation-page-layout-name="AL1T0">
        <office:forms form:automatic-focus="false" form:apply-design-mode="false"/>
        <draw:frame draw:style-name="gr8" draw:text-style-name="P13" draw:layer="layout" svg:width="24.848cm" svg:height="6.824cm" svg:x="1.568cm" svg:y="0.508cm">
          <draw:text-box>
            <text:p text:style-name="P12"><text:span text:style-name="T13">INVOCATION</text:span></text:p>
            <text:p><text:span text:style-name="T14">P:</text:span><text:span text:style-name="T15"> </text:span><text:span text:style-name="T16">In the name of the Father and of the </text:span><text:span text:style-name="T17">+</text:span><text:span text:style-name="T14"> </text:span><text:span text:style-name="T16">Son </text:span></text:p>
            <text:p><text:span text:style-name="T16"><text:s text:c="4"/></text:span><text:span text:style-name="T16">and of the Holy Spirit.</text:span></text:p>
            <text:p><text:span text:style-name="T18">C: </text:span><text:span text:style-name="T19">Am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2" presentation:presentation-page-layout-name="AL1T0">
        <office:forms form:automatic-focus="false" form:apply-design-mode="false"/>
        <draw:frame draw:style-name="gr8" draw:text-style-name="P13" draw:layer="layout" svg:width="24.848cm" svg:height="6.824cm" svg:x="1.568cm" svg:y="0.508cm">
          <draw:text-box>
            <text:p text:style-name="P14"><text:span text:style-name="T20"><text:s text:c="28"/></text:span><text:span text:style-name="T21">Opening Sentences</text:span><text:span text:style-name="T22"> </text:span><text:span text:style-name="T23">(Psalm 99:2–3, 5, 9)</text:span></text:p>
            <text:p text:style-name="P15"><text:span text:style-name="T24">P:</text:span><text:span text:style-name="T24"><text:tab/></text:span><text:span text:style-name="T25">Exalt the Lord our God; worship at His </text:span></text:p>
            <text:p text:style-name="P15"><text:span text:style-name="T25"><text:s text:c="4"/></text:span><text:span text:style-name="T25">footstool!</text:span></text:p>
            <text:p text:style-name="P16"><text:span text:style-name="T26">C: </text:span><text:span text:style-name="T19">Holy is He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2" presentation:presentation-page-layout-name="AL1T0">
        <office:forms form:automatic-focus="false" form:apply-design-mode="false"/>
        <draw:frame draw:style-name="gr8" draw:text-style-name="P13" draw:layer="layout" svg:width="24.848cm" svg:height="8.14cm" svg:x="1.568cm" svg:y="0.508cm">
          <draw:text-box>
            <text:p text:style-name="P17"><text:span text:style-name="T24">P: </text:span><text:span text:style-name="T25">The Lord is great in Zion;</text:span></text:p>
            <text:p text:style-name="P16"><text:span text:style-name="T26">C:</text:span><text:span text:style-name="T26"><text:tab/></text:span><text:span text:style-name="T19">He is exalted over all the peoples.</text:span></text:p>
            <text:p text:style-name="P15"><text:span text:style-name="T24">P:</text:span><text:span text:style-name="T24"><text:tab/></text:span><text:span text:style-name="T25">Let them praise Your great and awesome </text:span></text:p>
            <text:p text:style-name="P15"><text:span text:style-name="T25"><text:s text:c="4"/></text:span><text:span text:style-name="T25">name!</text:span></text:p>
            <text:p text:style-name="P16"><text:span text:style-name="T26">C:</text:span><text:span text:style-name="T26"><text:tab/></text:span><text:span text:style-name="T19">Holy is He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2" presentation:presentation-page-layout-name="AL1T0">
        <office:forms form:automatic-focus="false" form:apply-design-mode="false"/>
        <draw:frame draw:style-name="gr9" draw:text-style-name="P18" draw:layer="layout" svg:width="24.848cm" svg:height="5.334cm" svg:x="1.568cm" svg:y="0.508cm">
          <draw:text-box>
            <text:p text:style-name="P17"><text:span text:style-name="T24">P: </text:span><text:span text:style-name="T24"><text:tab/></text:span><text:span text:style-name="T25">Exalt the Lord our God, and worship at His </text:span></text:p>
            <text:p text:style-name="P17"><text:span text:style-name="T25"><text:s text:c="4"/></text:span><text:span text:style-name="T25">holy mountain;</text:span></text:p>
            <text:p text:style-name="P16"><text:span text:style-name="T26">C:</text:span><text:span text:style-name="T27"><text:tab/></text:span><text:span text:style-name="T19">for the Lord our God is holy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2" presentation:presentation-page-layout-name="AL1T0">
        <office:forms form:automatic-focus="false" form:apply-design-mode="false"/>
        <draw:frame draw:style-name="gr10" draw:text-style-name="P19" draw:layer="layout" svg:width="25.356cm" svg:height="9.075cm" svg:x="1.27cm" svg:y="0.508cm">
          <draw:text-box>
            <text:p text:style-name="P14"><text:span text:style-name="T28">CONFESSION AND ABSOLUTION</text:span></text:p>
            <text:p text:style-name="P15"><text:span text:style-name="T24">P:</text:span><text:span text:style-name="T24"><text:tab/></text:span><text:span text:style-name="T29">Loving God, You desire a relationship with all </text:span></text:p>
            <text:p text:style-name="P15"><text:span text:style-name="T29"><text:s text:c="4"/></text:span><text:span text:style-name="T29">people that is grounded in Your love, nurtured </text:span></text:p>
            <text:p text:style-name="P15"><text:span text:style-name="T29"><text:s text:c="4"/></text:span><text:span text:style-name="T29">by truthfulness, and experienced as freedom </text:span></text:p>
            <text:p text:style-name="P15"><text:span text:style-name="T29"><text:s text:c="4"/></text:span><text:span text:style-name="T29">living under Your </text:span></text:p>
            <text:p text:style-name="P15"><text:span text:style-name="T29"><text:s text:c="4"/></text:span><text:span text:style-name="T29">gracious reig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2" presentation:presentation-page-layout-name="AL1T0">
        <office:forms form:automatic-focus="false" form:apply-design-mode="false"/>
        <draw:frame draw:style-name="gr10" draw:text-style-name="P21" draw:layer="layout" svg:width="25.356cm" svg:height="7.572cm" svg:x="1.27cm" svg:y="0.508cm">
          <draw:text-box>
            <text:p text:style-name="P20"><text:span text:style-name="T30">C:</text:span><text:span text:style-name="T30"><text:tab/></text:span><text:span text:style-name="T31">We admit that we are turned away </text:span></text:p>
            <text:p text:style-name="P20"><text:span text:style-name="T31"><text:s text:c="4"/></text:span><text:span text:style-name="T31">from Your love, we are at home in </text:span></text:p>
            <text:p text:style-name="P20"><text:span text:style-name="T31"><text:s text:c="4"/></text:span><text:span text:style-name="T31">dishonesty, and we are enslaved by </text:span></text:p>
            <text:p text:style-name="P20"><text:span text:style-name="T31"><text:s text:c="4"/></text:span><text:span text:style-name="T31">ways of sin and death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2" presentation:presentation-page-layout-name="AL1T0">
        <office:forms form:automatic-focus="false" form:apply-design-mode="false"/>
        <draw:frame draw:style-name="gr10" draw:text-style-name="P21" draw:layer="layout" svg:width="25.356cm" svg:height="10.391cm" svg:x="1.27cm" svg:y="0.508cm">
          <draw:text-box>
            <text:p text:style-name="P20"><text:span text:style-name="T31"><text:s text:c="4"/></text:span><text:span text:style-name="T31">Because of Jesus’ life, death, and </text:span></text:p>
            <text:p text:style-name="P20"><text:span text:style-name="T31"><text:s text:c="4"/></text:span><text:span text:style-name="T31">resurrection for us, we ask that You go </text:span></text:p>
            <text:p text:style-name="P20"><text:span text:style-name="T31"><text:s text:c="4"/></text:span><text:span text:style-name="T31">on forgiving us, transforming us, and </text:span></text:p>
            <text:p text:style-name="P20"><text:span text:style-name="T31"><text:s text:c="4"/></text:span><text:span text:style-name="T31">healing us according to Your steadfast </text:span></text:p>
            <text:p text:style-name="P20"><text:span text:style-name="T31"><text:s text:c="4"/></text:span><text:span text:style-name="T31">love, which</text:span></text:p>
            <text:p text:style-name="P20"><text:span text:style-name="T31"><text:s text:c="4"/></text:span><text:span text:style-name="T31">endures forever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2" presentation:presentation-page-layout-name="AL1T0">
        <office:forms form:automatic-focus="false" form:apply-design-mode="false"/>
        <draw:frame draw:style-name="gr10" draw:text-style-name="P21" draw:layer="layout" svg:width="25.356cm" svg:height="7.572cm" svg:x="1.27cm" svg:y="0.508cm">
          <draw:text-box>
            <text:p text:style-name="P15"><text:span text:style-name="T32">P:</text:span><text:span text:style-name="T32"><text:tab/></text:span><text:span text:style-name="T33">God is gracious and merciful and has come in </text:span></text:p>
            <text:p text:style-name="P15"><text:span text:style-name="T33"><text:s text:c="4"/></text:span><text:span text:style-name="T33">the person of Jesus giving His life to </text:span></text:p>
            <text:p text:style-name="P15"><text:span text:style-name="T33"><text:s text:c="4"/></text:span><text:span text:style-name="T33">demonstrate how much He loves you and all </text:span></text:p>
            <text:p text:style-name="P15"><text:span text:style-name="T33"><text:s text:c="4"/></text:span><text:span text:style-name="T33">peopl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2" presentation:presentation-page-layout-name="AL1T0">
        <office:forms form:automatic-focus="false" form:apply-design-mode="false"/>
        <draw:frame draw:style-name="gr10" draw:text-style-name="P21" draw:layer="layout" svg:width="25.356cm" svg:height="7.953cm" svg:x="1.27cm" svg:y="0.508cm">
          <draw:text-box>
            <text:p text:style-name="P15"><text:span text:style-name="T33"><text:s text:c="4"/></text:span><text:span text:style-name="T33">Therefore, as a called and ordained servant of </text:span></text:p>
            <text:p text:style-name="P15"><text:span text:style-name="T33"><text:s text:c="4"/></text:span><text:span text:style-name="T33">Jesus, and by His authority, I forgive you all </text:span></text:p>
            <text:p text:style-name="P15"><text:span text:style-name="T33"><text:s text:c="4"/></text:span><text:span text:style-name="T33">your sins in the name of the Father and of the <text:s text:c="4"/></text:span><text:span text:style-name="T34">+</text:span><text:span text:style-name="T33"> Son and of the Holy Spirit.</text:span></text:p>
            <text:p text:style-name="P16"><text:span text:style-name="T35">C:</text:span><text:span text:style-name="T35"><text:tab/></text:span><text:span text:style-name="T31">Am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2" presentation:presentation-page-layout-name="AL1T0">
        <office:forms form:automatic-focus="false" form:apply-design-mode="false"/>
        <draw:frame draw:style-name="gr10" draw:text-style-name="P21" draw:layer="layout" svg:width="25.356cm" svg:height="7.572cm" svg:x="1.27cm" svg:y="0.508cm">
          <draw:text-box>
            <text:p text:style-name="P14"><text:span text:style-name="T36">Introit</text:span></text:p>
            <text:p text:style-name="P17"><text:span text:style-name="T33">Blessèd are those who dwell in your house,</text:span></text:p>
            <text:p text:style-name="P16"><text:span text:style-name="T33"><text:s text:c="4"/></text:span><text:span text:style-name="T33">ever singing your praise!</text:span></text:p>
            <text:p text:style-name="P16"><text:span text:style-name="T33">How lovely is your dwelling place,</text:span></text:p>
            <text:p text:style-name="P16"><text:span text:style-name="T33"><text:s text:c="4"/></text:span><text:span text:style-name="T33">O </text:span><text:span text:style-name="T37">Lord</text:span><text:span text:style-name="T33"> of hosts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2" presentation:presentation-page-layout-name="AL1T0">
        <office:forms form:automatic-focus="false" form:apply-design-mode="false"/>
        <draw:frame draw:style-name="gr11" draw:text-style-name="P21" draw:layer="layout" svg:width="25.356cm" svg:height="6.35cm" svg:x="1.27cm" svg:y="0.508cm">
          <draw:text-box>
            <text:p text:style-name="P22"><text:span text:style-name="T33">My soul longs, yes, faints for the courts of the </text:span><text:span text:style-name="T37">Lord</text:span><text:span text:style-name="T33">;</text:span></text:p>
            <text:p text:style-name="P22"><text:span text:style-name="T33"><text:s text:c="4"/></text:span><text:span text:style-name="T33">my heart and flesh sing for joy to the living </text:span></text:p>
            <text:p text:style-name="P22"><text:span text:style-name="T33"><text:s text:c="4"/></text:span><text:span text:style-name="T33">Go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2" presentation:presentation-page-layout-name="AL1T0">
        <office:forms form:automatic-focus="false" form:apply-design-mode="false"/>
        <draw:frame draw:style-name="gr12" draw:text-style-name="P21" draw:layer="layout" svg:width="25.356cm" svg:height="3.81cm" svg:x="1.27cm" svg:y="0.508cm">
          <draw:text-box>
            <text:p text:style-name="P22"><text:span text:style-name="T33">Behold our shield, O God;</text:span></text:p>
            <text:p text:style-name="P22"><text:span text:style-name="T33"><text:s text:c="4"/></text:span><text:span text:style-name="T33">look on the face of your anointed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" presentation:presentation-page-layout-name="AL1T0">
        <office:forms form:automatic-focus="false" form:apply-design-mode="false"/>
        <draw:frame draw:style-name="gr10" draw:text-style-name="P24" draw:layer="layout" svg:width="25.356cm" svg:height="7.572cm" svg:x="1.27cm" svg:y="0.508cm">
          <draw:text-box>
            <text:p text:style-name="P23"><text:span text:style-name="T33">For the </text:span><text:span text:style-name="T37">Lord</text:span><text:span text:style-name="T33"> God is a sun and shield; the <text:s text:c="3"/></text:span></text:p>
            <text:p text:style-name="P23"><text:span text:style-name="T37">Lord</text:span><text:span text:style-name="T33"> bestows favor and honor.</text:span></text:p>
            <text:p text:style-name="P23"><text:span text:style-name="T33"><text:s text:c="4"/></text:span><text:span text:style-name="T33">No good thing does he withhold from </text:span></text:p>
            <text:p text:style-name="P23"><text:span text:style-name="T33"><text:s text:c="4"/></text:span><text:span text:style-name="T33">those who walk uprightly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" presentation:presentation-page-layout-name="AL1T0">
        <office:forms form:automatic-focus="false" form:apply-design-mode="false"/>
        <draw:frame draw:style-name="gr10" draw:text-style-name="P26" draw:layer="layout" svg:width="25.356cm" svg:height="7.572cm" svg:x="1.27cm" svg:y="0.508cm">
          <draw:text-box>
            <text:p text:style-name="P25"><text:span text:style-name="T38">Glory be to the Father and to the Son</text:span></text:p>
            <text:p text:style-name="P25"><text:span text:style-name="T38">and to the Holy Spirit;</text:span></text:p>
            <text:p text:style-name="P25"><text:span text:style-name="T38">as it was in the beginning,</text:span></text:p>
            <text:p text:style-name="P25"><text:span text:style-name="T38">is now, and will be forever. Am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" presentation:presentation-page-layout-name="AL1T0">
        <office:forms form:automatic-focus="false" form:apply-design-mode="false"/>
        <draw:frame draw:style-name="gr13" draw:text-style-name="P21" draw:layer="layout" svg:width="24.638cm" svg:height="3.762cm" svg:x="1.524cm" svg:y="0.556cm">
          <draw:text-box>
            <text:p text:style-name="P27"><text:span text:style-name="T33">Blessèd are those who dwell in your house,</text:span></text:p>
            <text:p text:style-name="P28"><text:span text:style-name="T33"><text:s text:c="4"/></text:span><text:span text:style-name="T33">ever singing your praise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" presentation:presentation-page-layout-name="AL1T0">
        <office:forms form:automatic-focus="false" form:apply-design-mode="false"/>
        <draw:frame draw:style-name="gr13" draw:text-style-name="P29" draw:layer="layout" svg:width="25.4cm" svg:height="6.256cm" svg:x="1.27cm" svg:y="0.556cm">
          <draw:text-box>
            <text:p text:style-name="P14"><text:span text:style-name="T39">KYRIE</text:span></text:p>
            <text:p text:style-name="P15"><text:span text:style-name="T32">P: </text:span><text:span text:style-name="T33">O Lord, who spoke face-to-face with Your </text:span></text:p>
            <text:p text:style-name="P15"><text:span text:style-name="T33"><text:s text:c="4"/></text:span><text:span text:style-name="T33">servant Moses,</text:span></text:p>
            <text:p text:style-name="P16"><text:span text:style-name="T40">C:</text:span><text:span text:style-name="T40"><text:tab/></text:span><text:span text:style-name="T38">have mercy on u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" presentation:presentation-page-layout-name="AL1T0">
        <office:forms form:automatic-focus="false" form:apply-design-mode="false"/>
        <draw:frame draw:style-name="gr13" draw:text-style-name="P29" draw:layer="layout" svg:width="25.4cm" svg:height="4.947cm" svg:x="1.27cm" svg:y="0.556cm">
          <draw:text-box>
            <text:p text:style-name="P17"><text:span text:style-name="T32">P</text:span><text:span text:style-name="T32"><text:tab/></text:span><text:span text:style-name="T32">: </text:span><text:span text:style-name="T33">O Christ, who is the faithful apostle and High </text:span></text:p>
            <text:p text:style-name="P17"><text:span text:style-name="T33"><text:s text:c="4"/></text:span><text:span text:style-name="T33">Priest of our confession,</text:span></text:p>
            <text:p text:style-name="P16"><text:span text:style-name="T41">C:</text:span><text:span text:style-name="T41"><text:tab/></text:span><text:span text:style-name="T38">have mercy on u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" presentation:presentation-page-layout-name="AL1T0">
        <office:forms form:automatic-focus="false" form:apply-design-mode="false"/>
        <draw:frame draw:style-name="gr14" draw:text-style-name="P29" draw:layer="layout" svg:width="26.162cm" svg:height="6.81cm" svg:x="1.016cm" svg:y="0.556cm">
          <draw:text-box>
            <text:p text:style-name="P17"><text:span text:style-name="T32">P: </text:span><text:span text:style-name="T32"><text:tab/></text:span><text:span text:style-name="T33">O Lord, who in</text:span><text:span text:style-name="T42"> Your transfiguration was revealed</text:span><text:span text:style-name="T33"> </text:span></text:p>
            <text:p text:style-name="P17"><text:span text:style-name="T33"><text:s text:c="4"/></text:span><text:span text:style-name="T33">in Your glory as the Father’s Chosen One,</text:span></text:p>
            <text:p text:style-name="P15"><text:span text:style-name="T40">C: </text:span><text:span text:style-name="T38">have mercy on us, and grant us Your </text:span></text:p>
            <text:p text:style-name="P15"><text:span text:style-name="T38"><text:s text:c="4"/></text:span><text:span text:style-name="T38">peace. Am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" presentation:presentation-page-layout-name="AL1T0">
        <office:forms form:automatic-focus="false" form:apply-design-mode="false"/>
        <draw:frame draw:style-name="gr15" draw:text-style-name="P30" draw:layer="layout" svg:width="26.162cm" svg:height="5.032cm" svg:x="1.016cm" svg:y="0.556cm">
          <draw:text-box>
            <text:p text:style-name="P14"><text:span text:style-name="T39">PRAYER OF THE DAY</text:span></text:p>
            <text:p text:style-name="P16"><text:span text:style-name="T32">P:</text:span><text:span text:style-name="T32"><text:tab/></text:span><text:span text:style-name="T33">The Lord be with you.</text:span></text:p>
            <text:p text:style-name="P16"><text:span text:style-name="T40">C: </text:span><text:span text:style-name="T38">And also with you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" presentation:presentation-page-layout-name="AL1T0">
        <office:forms form:automatic-focus="false" form:apply-design-mode="false"/>
        <draw:frame draw:style-name="gr15" draw:text-style-name="P32" draw:layer="layout" svg:width="26.162cm" svg:height="5.032cm" svg:x="1.016cm" svg:y="0.556cm">
          <draw:text-box>
            <text:p text:style-name="P31"><text:span text:style-name="T43">P:</text:span><text:span text:style-name="T43"><text:tab/></text:span><text:span text:style-name="T44">O God, in the glorious transfiguration of Your <text:s/></text:span></text:p>
            <text:p text:style-name="P31"><text:span text:style-name="T44"><text:s text:c="4"/></text:span><text:span text:style-name="T44">beloved Son You confirmed the mysteries of the </text:span></text:p>
            <text:p text:style-name="P31"><text:span text:style-name="T44"><text:s text:c="4"/></text:span><text:span text:style-name="T44">faith by the testimony of Moses and Elijah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" presentation:presentation-page-layout-name="AL1T0">
        <office:forms form:automatic-focus="false" form:apply-design-mode="false"/>
        <draw:frame draw:style-name="gr15" draw:text-style-name="P32" draw:layer="layout" svg:width="26.162cm" svg:height="5.032cm" svg:x="1.016cm" svg:y="0.556cm">
          <draw:text-box>
            <text:p text:style-name="P31"><text:span text:style-name="T44"><text:s text:c="4"/></text:span><text:span text:style-name="T44">In the voice that came from the bright cloud </text:span></text:p>
            <text:p text:style-name="P31"><text:span text:style-name="T44"><text:s text:c="4"/></text:span><text:span text:style-name="T44">You wonderfully foreshowed our adoption by </text:span></text:p>
            <text:p text:style-name="P31"><text:span text:style-name="T44"><text:s text:c="4"/></text:span><text:span text:style-name="T44">grac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" presentation:presentation-page-layout-name="AL1T0">
        <office:forms form:automatic-focus="false" form:apply-design-mode="false"/>
        <draw:frame draw:style-name="gr15" draw:text-style-name="P32" draw:layer="layout" svg:width="26.162cm" svg:height="5.032cm" svg:x="1.016cm" svg:y="0.556cm">
          <draw:text-box>
            <text:p text:style-name="P31"><text:span text:style-name="T44"><text:s text:c="4"/></text:span><text:span text:style-name="T44">Mercifully make us co-heirs with the King in His </text:span></text:p>
            <text:p text:style-name="P31"><text:span text:style-name="T44"><text:s text:c="4"/></text:span><text:span text:style-name="T44">glory and bring us to the fullness of our </text:span></text:p>
            <text:p text:style-name="P31"><text:span text:style-name="T44"><text:s text:c="4"/></text:span><text:span text:style-name="T44">inheritance in heaven;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" presentation:presentation-page-layout-name="AL1T0">
        <office:forms form:automatic-focus="false" form:apply-design-mode="false"/>
        <draw:frame draw:style-name="gr15" draw:text-style-name="P32" draw:layer="layout" svg:width="26.162cm" svg:height="6.45cm" svg:x="1.016cm" svg:y="0.556cm">
          <draw:text-box>
            <text:p text:style-name="P31"><text:span text:style-name="T44"><text:s text:c="4"/></text:span><text:span text:style-name="T44">through the same Jesus Christ, our Lord, who </text:span></text:p>
            <text:p text:style-name="P31"><text:span text:style-name="T44"><text:s text:c="4"/></text:span><text:span text:style-name="T44">lives and reigns with You and the Holy Spirit, </text:span></text:p>
            <text:p text:style-name="P31"><text:span text:style-name="T44"><text:s text:c="4"/></text:span><text:span text:style-name="T44">one God, now and forever.</text:span></text:p>
            <text:p text:style-name="P31"><text:span text:style-name="T35">C:</text:span><text:span text:style-name="T35"><text:tab/></text:span><text:span text:style-name="T31">Am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1" presentation:presentation-page-layout-name="AL1T0">
        <draw:frame draw:style-name="gr16" draw:text-style-name="P34" draw:layer="layout" svg:width="25.146cm" svg:height="3.204cm" svg:x="1.524cm" svg:y="0.508cm">
          <draw:text-box>
            <text:p text:style-name="P33"><text:span text:style-name="T45">HYMN #416</text:span></text:p>
            <text:p text:style-name="P33"><text:span text:style-name="T46">“</text:span><text:span text:style-name="T46">Swiftly Pass the Clouds of Glory”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2">
        <draw:frame draw:style-name="gr17" draw:text-style-name="P35" draw:layer="layout" svg:width="25.146cm" svg:height="7.011cm" svg:x="1.524cm" svg:y="0.508cm">
          <draw:text-box>
            <text:p text:style-name="P33"><text:span text:style-name="T47">1. </text:span><text:span text:style-name="T48">Swiftly pass the clouds of glory,</text:span><text:span text:style-name="T48"><text:line-break/></text:span><text:span text:style-name="T48">Heaven’s voice, the dazzling light;</text:span><text:span text:style-name="T48"><text:line-break/></text:span><text:span text:style-name="T48">Moses and Elijah vanish;</text:span><text:span text:style-name="T48"><text:line-break/></text:span><text:span text:style-name="T48">Christ alone commands the height!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3">
        <draw:frame draw:style-name="gr17" draw:text-style-name="P35" draw:layer="layout" svg:width="25.146cm" svg:height="7.011cm" svg:x="1.524cm" svg:y="0.508cm">
          <draw:text-box>
            <text:p text:style-name="P33"><text:span text:style-name="T48">Peter, James, and John fall silent,</text:span><text:span text:style-name="T48"><text:line-break/></text:span><text:span text:style-name="T48">Turning from the summit’s rise</text:span><text:span text:style-name="T48"><text:line-break/></text:span><text:span text:style-name="T48">Downward toward the shadowed valley</text:span><text:span text:style-name="T48"><text:line-break/></text:span><text:span text:style-name="T48">Where their Lord has fixed His eye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7" draw:master-page-name="Default4">
        <draw:frame draw:style-name="gr17" draw:text-style-name="P37" draw:layer="layout" svg:width="25.146cm" svg:height="7.011cm" svg:x="1.524cm" svg:y="0.508cm">
          <draw:text-box>
            <text:p text:style-name="P36"><text:span text:style-name="T49">2. </text:span><text:span text:style-name="T50">Glimpsed and gone the revelation,</text:span></text:p>
            <text:p text:style-name="P36"><text:span text:style-name="T50">They shall gain and keep its truth,</text:span></text:p>
            <text:p text:style-name="P36"><text:span text:style-name="T50">Not by building on the mountain</text:span></text:p>
            <text:p text:style-name="P36"><text:span text:style-name="T50">Any shrine or sacred booth,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5">
        <draw:frame draw:style-name="gr6" draw:text-style-name="P37" draw:layer="layout" svg:width="25.146cm" svg:height="7.011cm" svg:x="1.524cm" svg:y="0.508cm">
          <draw:text-box>
            <text:p text:style-name="P36"><text:span text:style-name="T50">But by following the Savior</text:span></text:p>
            <text:p text:style-name="P36"><text:span text:style-name="T50">Through the valley to the cross</text:span></text:p>
            <text:p text:style-name="P36"><text:span text:style-name="T50">And by testing faith’s resilience</text:span></text:p>
            <text:p text:style-name="P36"><text:span text:style-name="T50">Through betrayal, pain, and loss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8" draw:master-page-name="Default6">
        <draw:frame draw:style-name="gr6" draw:text-style-name="P37" draw:layer="layout" svg:width="25.146cm" svg:height="7.011cm" svg:x="1.524cm" svg:y="0.508cm">
          <draw:text-box>
            <text:p text:style-name="P36"><text:span text:style-name="T49">3. </text:span><text:span text:style-name="T50">Lord, transfigure our perception</text:span></text:p>
            <text:p text:style-name="P36"><text:span text:style-name="T50">With the purest light that shines,</text:span></text:p>
            <text:p text:style-name="P36"><text:span text:style-name="T50">And recast our life’s intentions</text:span></text:p>
            <text:p text:style-name="P36"><text:span text:style-name="T50">To the shape of Your designs,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9" draw:master-page-name="Default7">
        <draw:frame draw:style-name="gr18" draw:text-style-name="P39" draw:layer="layout" svg:width="25.146cm" svg:height="14.527cm" svg:x="1.524cm" svg:y="0.508cm">
          <draw:text-box>
            <text:p text:style-name="P36"><text:span text:style-name="T50">Till we seek no other glory</text:span></text:p>
            <text:p text:style-name="P36"><text:span text:style-name="T50">Than what lies past Calv’ry’s hill</text:span></text:p>
            <text:p text:style-name="P36"><text:span text:style-name="T50">And our living and our dying</text:span></text:p>
            <text:p text:style-name="P36"><text:span text:style-name="T50">And our rising by Your will.</text:span></text:p>
            <text:p text:style-name="P38"><text:span text:style-name="T51"><text:line-break/></text:span><text:span text:style-name="T51"/></text:p>
            <text:p text:style-name="P38"><text:span text:style-name="T52"/></text:p>
            <text:p text:style-name="P38"><text:span text:style-name="T53">© 1994 Oxford University Press.</text:span></text:p>
            <text:p text:style-name="P38"><text:span text:style-name="T53">Used by permission:</text:span></text:p>
            <text:p text:style-name="P38"><text:span text:style-name="T53">LSB Hymn License </text:span></text:p>
            <text:p><text:span text:style-name="T53"><text:s text:c="2"/></text:span><text:span text:style-name="T53">.NET, no. 100011038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1" presentation:presentation-page-layout-name="AL1T0">
        <draw:frame draw:style-name="gr19" draw:text-style-name="P40" draw:layer="layout" svg:width="25.146cm" svg:height="3.063cm" svg:x="1.524cm" svg:y="0.254cm">
          <draw:text-box>
            <text:p text:style-name="P4"><text:span text:style-name="T54">OLD TESTAMENT</text:span></text:p>
            <text:p text:style-name="P4"><text:span text:style-name="T46">Deuteronomy 34:1-12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9" presentation:class="page"/>
          <draw:frame presentation:style-name="pr2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2">
        <draw:frame draw:style-name="gr20" draw:text-style-name="P43" draw:layer="layout" svg:width="25.146cm" svg:height="5.08cm" svg:x="1.524cm" svg:y="0.508cm">
          <draw:text-box>
            <text:p text:style-name="P42"><text:span text:style-name="T55">1</text:span><text:span text:style-name="T56">Then Moses went up from the plains of Moab to Mount Nebo, to the top of Pisgah, which is opposite Jericho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2">
        <draw:frame draw:style-name="gr21" draw:text-style-name="P43" draw:layer="layout" svg:width="25.146cm" svg:height="7.766cm" svg:x="1.524cm" svg:y="0.508cm">
          <draw:text-box>
            <text:p text:style-name="P42"><text:span text:style-name="T57">And the Lord <text:s/>showed him all the land, Gilead as far as Dan, </text:span><text:span text:style-name="T58">2</text:span><text:span text:style-name="T57">all Naphtali, the land of Ephraim and Manasseh, </text:span><text:span text:style-name="T56">all the land of Judah as far as the western sea, </text:span><text:span text:style-name="T56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3">
        <draw:frame draw:style-name="gr22" draw:text-style-name="P43" draw:layer="layout" svg:width="25.654cm" svg:height="3.81cm" svg:x="1.27cm" svg:y="0.508cm">
          <draw:text-box>
            <text:p text:style-name="P42"><text:span text:style-name="T55">3</text:span><text:span text:style-name="T56">the Negeb, and the Plain, that is, the Valley of Jericho the city of palm trees, as far as Zoar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3">
        <draw:frame draw:style-name="gr23" draw:text-style-name="P43" draw:layer="layout" svg:width="25.654cm" svg:height="7.766cm" svg:x="1.27cm" svg:y="0.508cm">
          <draw:text-box>
            <text:p text:style-name="P42"><text:span text:style-name="T58">4</text:span><text:span text:style-name="T57">And the Lord said to him, “This is the land of which I swore to Abraham, to Isaac, and to Jacob, ‘I will give it to your offspring.’ </text:span><text:span text:style-name="T56">I have let you see it with your eyes, but you shall not go over there.”</text:span><text:span text:style-name="T59"> </text:span><text:span text:style-name="T56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">
        <draw:frame draw:style-name="gr24" draw:text-style-name="P43" draw:layer="layout" svg:width="25.146cm" svg:height="6.605cm" svg:x="1.478cm" svg:y="0.507cm">
          <draw:text-box>
            <text:p text:style-name="P42"><text:span text:style-name="T55">5</text:span><text:span text:style-name="T56">So Moses the servant of the Lord died there in the land of Moab, according to the word of the Lord, </text:span><text:span text:style-name="T55">6</text:span><text:span text:style-name="T56">and he buried him in the valley in the land of Moab opposite Beth-peor;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5">
        <draw:frame draw:style-name="gr25" draw:text-style-name="P43" draw:layer="layout" svg:width="25.4cm" svg:height="4.826cm" svg:x="1.27cm" svg:y="0.508cm">
          <draw:text-box>
            <text:p text:style-name="P44"><text:span text:style-name="T56">but no one knows the place of his burial to this day. </text:span><text:span text:style-name="T55">7</text:span><text:span text:style-name="T56">Moses was 120 years old when he died. His eye was undimmed, and his vigor unabate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5">
        <draw:frame draw:style-name="gr25" draw:text-style-name="P43" draw:layer="layout" svg:width="25.4cm" svg:height="4.826cm" svg:x="1.27cm" svg:y="0.508cm">
          <draw:text-box>
            <text:p text:style-name="P44"><text:span text:style-name="T58">8</text:span><text:span text:style-name="T57">And the people of Israel wept for Moses in the plains of Moab thirty days. </text:span><text:span text:style-name="T56">Then the days of weeping and mourning for Moses were ende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6">
        <draw:frame draw:style-name="gr26" draw:text-style-name="P43" draw:layer="layout" svg:width="24.892cm" svg:height="7.62cm" svg:x="1.524cm" svg:y="0.508cm">
          <draw:text-box>
            <text:p text:style-name="P42"><text:span text:style-name="T55">9</text:span><text:span text:style-name="T56">And Joshua the son of Nun was full of the spirit of wisdom, for Moses had laid his hands on him. </text:span><text:span text:style-name="T56">So the people of Israel obeyed him and did as the Lord had commanded Moses. </text:span><text:span text:style-name="T56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7">
        <draw:frame draw:style-name="gr27" draw:text-style-name="P43" draw:layer="layout" svg:width="24.638cm" svg:height="8.128cm" svg:x="1.778cm" svg:y="0.508cm">
          <draw:text-box>
            <text:p text:style-name="P42"><text:span text:style-name="T55">10</text:span><text:span text:style-name="T56"> And there has not arisen a prophet since in Israel like Moses, whom the Lord knew face to face, </text:span><text:span text:style-name="T55">11</text:span><text:span text:style-name="T56"> none like him for all the signs and the wonders that the Lord sent him to do in the land of Egypt,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8">
        <draw:frame draw:style-name="gr28" draw:text-style-name="P43" draw:layer="layout" svg:width="24.892cm" svg:height="6.263cm" svg:x="1.524cm" svg:y="0.595cm">
          <draw:text-box>
            <text:p text:style-name="P42"><text:span text:style-name="T56">to Pharaoh and to all his servants and to all his land, </text:span><text:span text:style-name="T55">12</text:span><text:span text:style-name="T56">and for all the mighty power and all the great deeds of terror that Moses did in the sight of all Israel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0" draw:master-page-name="Default1" presentation:presentation-page-layout-name="AL1T0">
        <draw:frame draw:style-name="gr29" draw:text-style-name="P45" draw:layer="layout" svg:width="24.384cm" svg:height="3.444cm" svg:x="1.778cm" svg:y="0.776cm">
          <draw:text-box>
            <text:p><text:span text:style-name="T60">L:</text:span><text:span text:style-name="T60"><text:tab/></text:span><text:span text:style-name="T61">This is the Word of the Lord.</text:span></text:p>
            <text:p><text:span text:style-name="T62">C:</text:span><text:span text:style-name="T62"><text:tab/></text:span><text:span text:style-name="T63">Thanks be to Go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2" presentation:presentation-page-layout-name="AL1T0">
        <draw:frame draw:style-name="gr30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31" draw:text-style-name="P46" draw:layer="layout" svg:width="24.638cm" svg:height="3.063cm" svg:x="1.524cm" svg:y="0.508cm">
          <draw:text-box>
            <text:p text:style-name="P4"><text:span text:style-name="T65">EPISTLE</text:span></text:p>
            <text:p text:style-name="P4"><text:span text:style-name="T66">Hebrews 3:1-6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2" presentation:presentation-page-layout-name="AL1T0">
        <draw:frame draw:style-name="gr30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32" draw:text-style-name="P46" draw:layer="layout" svg:width="24.638cm" svg:height="4.76cm" svg:x="1.524cm" svg:y="0.508cm">
          <draw:text-box>
            <text:p text:style-name="P15"><text:span text:style-name="T67">1</text:span><text:span text:style-name="T68">Therefore, holy brothers, you who share in a heavenly calling, consider Jesus, the apostle and high priest of our confession,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2" presentation:presentation-page-layout-name="AL1T0">
        <draw:frame draw:style-name="gr30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32" draw:text-style-name="P46" draw:layer="layout" svg:width="24.638cm" svg:height="4.76cm" svg:x="1.524cm" svg:y="0.508cm">
          <draw:text-box>
            <text:p text:style-name="P15"><text:span text:style-name="T69">2</text:span><text:span text:style-name="T68">who was faithful to him who appointed him, just as Moses also was faithful in all God's hous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2" presentation:presentation-page-layout-name="AL1T0">
        <draw:frame draw:style-name="gr30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33" draw:text-style-name="P46" draw:layer="layout" svg:width="24.638cm" svg:height="6.263cm" svg:x="1.524cm" svg:y="0.508cm">
          <draw:text-box>
            <text:p text:style-name="P15"><text:span text:style-name="T69">3</text:span><text:span text:style-name="T70">For Jesus has been counted worthy of more glory than Moses—as much more glory as the builder of a house has more honor than the house itself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2" presentation:presentation-page-layout-name="AL1T0">
        <draw:frame draw:style-name="gr34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35" draw:text-style-name="P47" draw:layer="layout" svg:width="24.638cm" svg:height="3.257cm" svg:x="1.524cm" svg:y="0.508cm">
          <draw:text-box>
            <text:p text:style-name="P15"><text:span text:style-name="T71">4</text:span><text:span text:style-name="T70">(For every house is built by someone, but the builder of all things is God.)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2" presentation:presentation-page-layout-name="AL1T0">
        <draw:frame draw:style-name="gr34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28" draw:text-style-name="P47" draw:layer="layout" svg:width="24.638cm" svg:height="6.263cm" svg:x="1.524cm" svg:y="0.508cm">
          <draw:text-box>
            <text:p text:style-name="P15"><text:span text:style-name="T71">5</text:span><text:span text:style-name="T70">Now Moses was faithful in all God's house as a servant, to testify to the things that were to be spoken later, </text:span><text:span text:style-name="T71">6</text:span><text:span text:style-name="T70">but Christ is faithful over God's house as a so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2" presentation:presentation-page-layout-name="AL1T0">
        <draw:frame draw:style-name="gr34" draw:text-style-name="P5" draw:layer="layout" svg:width="24.384cm" svg:height="2.78cm" svg:x="1.778cm" svg:y="1.016cm">
          <draw:text-box>
            <text:p text:style-name="P4"><text:span text:style-name="T64"><text:s/></text:span></text:p>
            <text:p text:style-name="P4"><text:span text:style-name="T4"/></text:p>
          </draw:text-box>
        </draw:frame>
        <draw:frame draw:style-name="gr35" draw:text-style-name="P47" draw:layer="layout" svg:width="24.638cm" svg:height="3.257cm" svg:x="1.524cm" svg:y="0.508cm">
          <draw:text-box>
            <text:p text:style-name="P15"><text:span text:style-name="T70">And we are his house, if indeed we hold fast our confidence and our boasting in our hope. 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2">
        <draw:frame draw:style-name="gr29" draw:text-style-name="P45" draw:layer="layout" svg:width="24.384cm" svg:height="3.444cm" svg:x="1.778cm" svg:y="0.776cm">
          <draw:text-box>
            <text:p><text:span text:style-name="T72">L:</text:span><text:span text:style-name="T72"><text:tab/></text:span><text:span text:style-name="T73">This is the Word of the Lord.</text:span></text:p>
            <text:p><text:span text:style-name="T74">C:</text:span><text:span text:style-name="T74"><text:tab/></text:span><text:span text:style-name="T63">Thanks be to Go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1" presentation:presentation-page-layout-name="AL1T0">
        <draw:frame draw:style-name="gr36" draw:text-style-name="P49" draw:layer="layout" svg:width="25.4cm" svg:height="3.063cm" svg:x="1.524cm" svg:y="0.508cm">
          <draw:text-box>
            <text:p text:style-name="P48"><text:span text:style-name="T54">HOLY GOSPEL</text:span></text:p>
            <text:p text:style-name="P48"><text:span text:style-name="T46">Luke 9:28-36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2">
        <draw:frame draw:style-name="gr37" draw:text-style-name="P43" draw:layer="layout" svg:width="25.146cm" svg:height="5.334cm" svg:x="1.524cm" svg:y="0.508cm">
          <draw:text-box>
            <text:p text:style-name="P44"><text:span text:style-name="T55">28</text:span><text:span text:style-name="T56">Now about eight days after these sayings he took with him Peter and John and James and went up on the mountain to pray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2">
        <draw:frame draw:style-name="gr38" draw:text-style-name="P43" draw:layer="layout" svg:width="25.146cm" svg:height="4.826cm" svg:x="1.524cm" svg:y="0.508cm">
          <draw:text-box>
            <text:p text:style-name="P44"><text:span text:style-name="T55">29</text:span><text:span text:style-name="T56">And as he was praying, the appearance of his face was altered, and his clothing became dazzling white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3">
        <draw:frame draw:style-name="gr39" draw:text-style-name="P43" draw:layer="layout" svg:width="25.146cm" svg:height="6.263cm" svg:x="1.524cm" svg:y="0.508cm">
          <draw:text-box>
            <text:p text:style-name="P44"><text:span text:style-name="T55">30</text:span><text:span text:style-name="T56">And behold, two men were talking with him, Moses and Elijah, </text:span><text:span text:style-name="T55">31</text:span><text:span text:style-name="T56">who appeared in glory and spoke of his departure, which he was about to accomplish at Jerusalem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4">
        <draw:frame draw:style-name="gr40" draw:text-style-name="P43" draw:layer="layout" svg:width="25.146cm" svg:height="6.604cm" svg:x="1.524cm" svg:y="0.508cm">
          <draw:text-box>
            <text:p text:style-name="P44"><text:span text:style-name="T55">32</text:span><text:span text:style-name="T56">Now Peter and those who were with him were heavy with sleep, but when they became fully awake they saw his glory and the two men who stood with him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4">
        <draw:frame draw:style-name="gr41" draw:text-style-name="P43" draw:layer="layout" svg:width="25.146cm" svg:height="5.08cm" svg:x="1.524cm" svg:y="0.508cm">
          <draw:text-box>
            <text:p text:style-name="P44"><text:span text:style-name="T55">33</text:span><text:span text:style-name="T56">And as the men were parting from him, Peter said to Jesus, “Master, it is good that we are here.</text:span><text:span text:style-name="T59">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5">
        <draw:frame draw:style-name="gr25" draw:text-style-name="P43" draw:layer="layout" svg:width="25.146cm" svg:height="4.826cm" svg:x="1.524cm" svg:y="0.508cm">
          <draw:text-box>
            <text:p text:style-name="P44"><text:span text:style-name="T56">Let us make three tents, one for you and one for Moses and one for Elijah”—not knowing what he said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5">
        <draw:frame draw:style-name="gr42" draw:text-style-name="P43" draw:layer="layout" svg:width="25.146cm" svg:height="5.334cm" svg:x="1.524cm" svg:y="0.508cm">
          <draw:text-box>
            <text:p text:style-name="P44"><text:span text:style-name="T55">34</text:span><text:span text:style-name="T56">As he was saying these things, a cloud came and overshadowed them, and they were afraid as they entered the cloud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6">
        <draw:frame draw:style-name="gr43" draw:text-style-name="P43" draw:layer="layout" svg:width="25.4cm" svg:height="3.81cm" svg:x="1.27cm" svg:y="0.508cm">
          <draw:text-box>
            <text:p text:style-name="P44"><text:span text:style-name="T55">35</text:span><text:span text:style-name="T56">And a voice came out of the cloud, saying, “This is my Son, my Chosen One; listen to him!”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6">
        <draw:frame draw:style-name="gr44" draw:text-style-name="P43" draw:layer="layout" svg:width="25.4cm" svg:height="6.35cm" svg:x="1.27cm" svg:y="0.508cm">
          <draw:text-box>
            <text:p text:style-name="P44"><text:span text:style-name="T55">36</text:span><text:span text:style-name="T56">And when the voice had spoken, Jesus was found alone. And they kept silent and told no one in those days anything of what they had se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3">
        <draw:frame draw:style-name="gr45" draw:text-style-name="P45" draw:layer="layout" svg:width="24.384cm" svg:height="3.444cm" svg:x="1.778cm" svg:y="0.776cm">
          <draw:text-box>
            <text:p><text:span text:style-name="T75">P: </text:span><text:span text:style-name="T75"><text:tab/></text:span><text:span text:style-name="T76">This is the Gospel of the Lord.</text:span></text:p>
            <text:p><text:span text:style-name="T62">C:</text:span><text:span text:style-name="T62"><text:tab/></text:span><text:span text:style-name="T63">Praise to You, O Christ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69" presentation:class="page"/>
          <draw:frame presentation:style-name="pr4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2" presentation:presentation-page-layout-name="AL1T0">
        <office:forms form:automatic-focus="false" form:apply-design-mode="false"/>
        <draw:frame draw:style-name="gr15" draw:text-style-name="P32" draw:layer="layout" svg:width="26.162cm" svg:height="6.45cm" svg:x="1.016cm" svg:y="0.556cm">
          <draw:text-box>
            <text:p text:style-name="P31"><text:span text:style-name="T44"><text:s text:c="4"/></text:span><text:span text:style-name="T44">through the same Jesus Christ, our Lord, who </text:span></text:p>
            <text:p text:style-name="P31"><text:span text:style-name="T44"><text:s text:c="4"/></text:span><text:span text:style-name="T44">lives and reigns with You and the Holy Spirit, </text:span></text:p>
            <text:p text:style-name="P31"><text:span text:style-name="T44"><text:s text:c="4"/></text:span><text:span text:style-name="T44">one God, now and forever.</text:span></text:p>
            <text:p text:style-name="P31"><text:span text:style-name="T35">C:</text:span><text:span text:style-name="T35"><text:tab/></text:span><text:span text:style-name="T31">Ame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1">
        <presentation:notes draw:style-name="dp1">
          <draw:page-thumbnail draw:style-name="gr2" draw:layer="layout" svg:width="13.968cm" svg:height="10.476cm" svg:x="3.81cm" svg:y="2.123cm" draw:page-number="7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family-generic="swiss"/>
    <style:font-face style:name="Berlin Sans FB1" svg:font-family="'Berlin Sans FB'" style:font-pitch="variable"/>
    <style:font-face style:name="LSBSymbol1" svg:font-family="LSBSymbol" style:font-pitch="variable"/>
    <style:font-face style:name="Segoe UI3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top="0cm" fo:margin-bottom="0.497cm" fo:line-height="106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.497cm" fo:line-height="106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Rubric" style:family="graphic">
      <style:paragraph-properties fo:text-align="start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caption" style:family="graphic">
      <style:paragraph-properties fo:margin-top="0cm" fo:margin-bottom="0.497cm" fo:line-height="106%" fo:text-align="start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text-align="start" style:text-autospace="none"/>
      <style:text-properties fo:color="#000000" style:font-name="Segoe UI1" fo:font-family="'Segoe UI'" style:font-family-generic="roman" style:font-pitch="variable" fo:font-size="11pt" fo:language="en" fo:country="US" style:letter-kerning="true" style:font-name-asian="Segoe UI3" style:font-family-asian="'Segoe UI'" style:font-pitch-asian="variable" style:font-size-asian="11pt" style:language-asian="ar" style:country-asian="SA"/>
    </style:style>
    <style:style style:name="DocumentMap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top="0cm" fo:margin-bottom="0.497cm" fo:line-height="106%" fo:text-align="start" style:text-autospace="none"/>
      <style:text-properties style:font-name="Calibri" fo:font-family="Calibri" style:font-family-generic="roman" style:font-pitch="variable" fo:font-size="11pt" fo:language="en" fo:country="US" style:font-name-asian="Arial1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6%" fo:text-align="start" style:text-autospace="none"/>
      <style:text-properties style:font-name="Calibri" fo:font-family="Calibri" style:font-family-generic="roman" style:font-pitch="variable" fo:font-size="12pt" fo:language="en" fo:country="US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Arial1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6:53:14.899000000</meta:creation-date>
    <dc:title>1030Worship</dc:title>
    <meta:editing-duration>PT3H10M48S</meta:editing-duration>
    <meta:editing-cycles>10</meta:editing-cycles>
    <meta:generator>LibreOffice/6.1.3.2$Windows_X86_64 LibreOffice_project/86daf60bf00efa86ad547e59e09d6bb77c699acb</meta:generator>
    <dc:date>2019-02-26T22:59:28.232000000</dc:date>
    <meta:document-statistic meta:object-count="336"/>
  </office:meta>
</office:document-meta>
</file>